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18.79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0.01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24.69pt" fo:break-before="auto" style:use-optimal-row-height="false"/>
    </style:style>
    <style:style style:name="ro11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 table:number-columns-repeated="3"/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i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erson</text:p>
          </table:table-cell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he software shall be able to open a new file to store digital beats in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The software shall allow the user to create a new digital beat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software shall allow the user to edit digital beat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open a new file to store a synthesizer in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allow the user to create a new synthesizer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allow the user to edit synthesizer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read input from a midi devic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allow the user to create a new audio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the user to comment on their audio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allow the user to export their synthesizers and beats as an mp3 file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allow the user to combine several tracks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software shall allow the user to save their project as a project file.</text:p>
          </table:table-cell>
          <table:table-cell table:style-name="Default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 using MIDImessenger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 using MIDImessenger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0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3" table:number-columns-repeated="22"/>
          <table:table-cell table:number-columns-repeated="995"/>
        </table:table-row>
        <table:table-row table:style-name="ro1">
          <table:table-cell table:style-name="Default" table:number-columns-repeated="7"/>
          <table:table-cell table:style-name="ce3" table:number-columns-repeated="22"/>
          <table:table-cell table:number-columns-repeated="995"/>
        </table:table-row>
        <table:table-row table:style-name="ro1" table:number-rows-repeated="3">
          <table:table-cell table:style-name="Default" table:number-columns-repeated="4"/>
          <table:table-cell table:style-name="ce3" table:number-columns-repeated="25"/>
          <table:table-cell table:number-columns-repeated="995"/>
        </table:table-row>
        <table:table-row table:style-name="ro1" table:number-rows-repeated="10">
          <table:table-cell table:style-name="Default" table:number-columns-repeated="5"/>
          <table:table-cell table:style-name="ce3" table:number-columns-repeated="24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style-name="ce3" table:number-columns-repeated="24"/>
          <table:table-cell table:number-columns-repeated="99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" table:number-columns-repeated="22"/>
          <table:table-cell table:number-columns-repeated="995"/>
        </table:table-row>
        <table:table-row table:style-name="ro11" table:number-rows-repeated="961">
          <table:table-cell table:number-columns-repeated="3"/>
          <table:table-cell table:style-name="ce3" table:number-columns-repeated="26"/>
          <table:table-cell table:number-columns-repeated="995"/>
        </table:table-row>
        <table:table-row table:style-name="ro11" table:number-rows-repeated="104757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1'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8:25:28.8735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5T19:19:34.324832000</dc:date>
    <meta:editing-cycles>11</meta:editing-cycles>
    <meta:editing-duration>PT1H24M53S</meta:editing-duration>
    <meta:document-statistic meta:table-count="1" meta:cell-count="114" meta:object-count="0"/>
  </office:meta>
</office:document-meta>
</file>